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elpers.call( Packet pack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lpers.testBin( final Packet obj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Helpers.testDecodeError( final String error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elpers.call( Object [ ] encodedPacke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Helpers.assertPacket( Packet expected , Packet actua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Helpers.test( final Packe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